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4bf30" officeooo:paragraph-rsid="0014bf30"/>
    </style:style>
    <style:style style:name="P2" style:family="paragraph" style:parent-style-name="Standard">
      <style:text-properties officeooo:paragraph-rsid="0015fc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hemas</text:p>
      <text:p text:style-name="Standard">anon <text:s text:c="13"/>dunzor2 <text:s text:c="3"/>matrix <text:s text:c="12"/>spectrum</text:p>
      <text:p text:style-name="Standard">arch <text:s text:c="13"/>dust <text:s text:c="6"/>multicolor <text:s text:c="8"/>steamburn</text:p>
      <text:p text:style-name="Standard">bamboo <text:s text:c="11"/>dwm <text:s text:c="7"/>muted-dream-tree <text:s text:c="2"/>strict</text:p>
      <text:p text:style-name="Standard">bio <text:s text:c="14"/>elric <text:s text:c="5"/>niceandclean <text:s text:c="6"/>sunjack</text:p>
      <text:p text:style-name="Standard">blackburn <text:s text:c="8"/>fence <text:s text:c="5"/>obscur <text:s text:c="12"/>tree</text:p>
      <text:p text:style-name="Standard">blue <text:s text:c="13"/>fhuizing <text:s text:c="2"/>pinkneon <text:s text:c="10"/>vertex</text:p>
      <text:p text:style-name="Standard">blue-black-red <text:s text:c="3"/>foo <text:s text:c="7"/>powerarrow <text:s text:c="8"/>vinyl</text:p>
      <text:p text:style-name="Standard">blue-black-red-2 <text:s/>gray <text:s text:c="6"/>powerarrow-dark <text:s text:c="3"/>wabbit</text:p>
      <text:p text:style-name="Standard">brown <text:s text:c="12"/>green-owl <text:s/>powerarrow-darker <text:s/>wmii</text:p>
      <text:p text:style-name="Standard">byte <text:s text:c="13"/>grey <text:s text:c="6"/>rainbow <text:s text:c="11"/>wombat</text:p>
      <text:p text:style-name="Standard">cool-blue <text:s text:c="8"/>grey-new <text:s text:c="2"/>rbown <text:s text:c="13"/>worm</text:p>
      <text:p text:style-name="Standard">copland <text:s text:c="10"/>grey-old <text:s text:c="2"/>redhalo <text:s text:c="11"/>xresources</text:p>
      <text:p text:style-name="Standard">crown <text:s text:c="12"/>gtk <text:s text:c="7"/>roig <text:s text:c="14"/>zenburn</text:p>
      <text:p text:style-name="Standard">default <text:s text:c="10"/>him <text:s text:c="7"/>sky <text:s text:c="15"/>zenburn-custom</text:p>
      <text:p text:style-name="Standard">dk-grey <text:s text:c="10"/>holo <text:s text:c="6"/>sky-grey <text:s text:c="10"/>zenburn-red</text:p>
      <text:p text:style-name="Standard">dremora <text:s text:c="10"/>icons <text:s text:c="5"/>smoked</text:p>
      <text:p text:style-name="Standard">dunzor <text:s text:c="11"/>lined <text:s text:c="5"/>sn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1:20:33.653895792</meta:creation-date>
    <dc:date>2022-04-05T11:21:37.306132831</dc:date>
    <meta:editing-duration>PT1M4S</meta:editing-duration>
    <meta:editing-cycles>1</meta:editing-cycles>
    <meta:generator>LibreOffice/7.3.2.2$Linux_X86_64 LibreOffice_project/30$Build-2</meta:generator>
    <meta:document-statistic meta:table-count="0" meta:image-count="0" meta:object-count="0" meta:page-count="1" meta:paragraph-count="18" meta:word-count="67" meta:character-count="901" meta:non-whitespace-character-count="462"/>
  </office:meta>
</office:document-meta>
</file>